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54in" style:rel-column-width="15950*"/>
    </style:style>
    <style:style style:name="Table1.B" style:family="table-column">
      <style:table-column-properties style:column-width="1.4444in" style:rel-column-width="13669*"/>
    </style:style>
    <style:style style:name="Table1.C" style:family="table-column">
      <style:table-column-properties style:column-width="0.6847in" style:rel-column-width="6479*"/>
    </style:style>
    <style:style style:name="Table1.D" style:family="table-column">
      <style:table-column-properties style:column-width="2.1854in" style:rel-column-width="20681*"/>
    </style:style>
    <style:style style:name="Table1.E" style:family="table-column">
      <style:table-column-properties style:column-width="0.925in" style:rel-column-width="875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6b4a" officeooo:paragraph-rsid="00136b4a"/>
    </style:style>
    <style:style style:name="P2" style:family="paragraph" style:parent-style-name="Table_20_Contents">
      <style:text-properties officeooo:rsid="0014beb0" officeooo:paragraph-rsid="0014beb0"/>
    </style:style>
    <style:style style:name="P3" style:family="paragraph" style:parent-style-name="Table_20_Contents">
      <style:text-properties officeooo:rsid="00173771" officeooo:paragraph-rsid="00173771"/>
    </style:style>
    <style:style style:name="P4" style:family="paragraph" style:parent-style-name="Table_20_Contents">
      <style:text-properties officeooo:rsid="001a2905" officeooo:paragraph-rsid="001a2905"/>
    </style:style>
    <style:style style:name="P5" style:family="paragraph" style:parent-style-name="Table_20_Contents">
      <style:text-properties officeooo:rsid="001b9044" officeooo:paragraph-rsid="001b9044"/>
    </style:style>
    <style:style style:name="P6" style:family="paragraph" style:parent-style-name="Standard">
      <style:text-properties officeooo:rsid="00136b4a" officeooo:paragraph-rsid="00136b4a"/>
    </style:style>
    <style:style style:name="P7" style:family="paragraph" style:parent-style-name="Table_20_Contents">
      <style:text-properties officeooo:rsid="001c3036" officeooo:paragraph-rsid="001c3036"/>
    </style:style>
    <style:style style:name="P8" style:family="paragraph" style:parent-style-name="Table_20_Contents">
      <style:text-properties officeooo:rsid="001ca917" officeooo:paragraph-rsid="001ca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ps repor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Who </text:p>
          </table:table-cell>
          <table:table-cell table:style-name="Table1.E1" office:value-type="string">
            <text:p text:style-name="P1">reviewed</text:p>
          </table:table-cell>
        </table:table-row>
        <table:table-row>
          <table:table-cell table:style-name="Table1.A2" office:value-type="string">
            <text:p text:style-name="P1">Set stories</text:p>
          </table:table-cell>
          <table:table-cell table:style-name="Table1.A2" office:value-type="string">
            <text:p text:style-name="P2">10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3">Austin and Jinxin</text:p>
          </table:table-cell>
          <table:table-cell table:style-name="Table1.E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1">Spike ieee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2-3</text:p>
          </table:table-cell>
          <table:table-cell table:style-name="Table1.A2" office:value-type="string">
            <text:p text:style-name="P8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et up repo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Austin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Spikes in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7">jinxin</text:p>
          </table:table-cell>
          <table:table-cell table:style-name="Table1.E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Spike out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search data types (ints, floats...</text:p>
          </table:table-cell>
          <table:table-cell table:style-name="Table1.A2" office:value-type="string">
            <text:p text:style-name="P2">30-4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ogramming std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Spike quad solver</text:p>
          </table:table-cell>
          <table:table-cell table:style-name="Table1.A2" office:value-type="string">
            <text:p text:style-name="P2">1-1.5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Nan, inf, ect..</text:p>
          </table:table-cell>
          <table:table-cell table:style-name="Table1.A2" office:value-type="string">
            <text:p text:style-name="P5">30 min</text:p>
          </table:table-cell>
          <table:table-cell table:style-name="Table1.A2" office:value-type="string">
            <text:p text:style-name="P5">2-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2-04T22:30:42.349920453</dc:date>
    <meta:editing-duration>PT1H15M43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42" meta:word-count="63" meta:character-count="313" meta:non-whitespace-character-count="291"/>
  </office:meta>
</office:document-meta>
</file>